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0e8" officeooo:paragraph-rsid="000570e8"/>
    </style:style>
    <style:style style:name="P2" style:family="paragraph" style:parent-style-name="Standard">
      <style:paragraph-properties fo:text-align="center" style:justify-single-word="false"/>
      <style:text-properties officeooo:rsid="000570e8" officeooo:paragraph-rsid="000570e8"/>
    </style:style>
    <style:style style:name="P3" style:family="paragraph" style:parent-style-name="Standard">
      <style:paragraph-properties fo:text-align="start" style:justify-single-word="false"/>
      <style:text-properties officeooo:rsid="000570e8" officeooo:paragraph-rsid="000570e8"/>
    </style:style>
    <style:style style:name="P4" style:family="paragraph" style:parent-style-name="Standard">
      <style:paragraph-properties fo:text-align="start" style:justify-single-word="false"/>
      <style:text-properties officeooo:rsid="00070108" officeooo:paragraph-rsid="00070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Leonardo Torres Pereira</text:p>
      <text:p text:style-name="P1">Turma: ADS 2016.1</text:p>
      <text:p text:style-name="P1">Disciplina: Algoritmos</text:p>
      <text:p text:style-name="P1"/>
      <text:p text:style-name="P2">Respostas Atividade Individual D</text:p>
      <text:p text:style-name="P2"/>
      <text:p text:style-name="P3">01.</text:p>
      <text:p text:style-name="P3">Interpretada: antes de ser enviada para o sistema ou CPU, o código passa por um interpretador que irá traduzi-lo e então enviar.</text:p>
      <text:p text:style-name="P3"/>
      <text:p text:style-name="P3">Compilada: Acontece de forma mais direta, onde todo o código será compilado pelo compilador e enviado para o sistema ou CPU.</text:p>
      <text:p text:style-name="P3"/>
      <text:p text:style-name="P3">02.</text:p>
      <text:p text:style-name="P3">Erro de execução: Ocorre enquanto o programa está sendo executado , pode ser causado por um travamento ou recurso indisponível.</text:p>
      <text:p text:style-name="P3">Erro de sintaxe: ocorre quando há algum erro no código do programa, impedindo ele de ser executado </text:p>
      <text:p text:style-name="P3"/>
      <text:p text:style-name="P3">03.</text:p>
      <text:p text:style-name="P3"/>
      <text:p text:style-name="P3">04.</text:p>
      <text:p text:style-name="P3"/>
      <text:p text:style-name="P3">05.</text:p>
      <text:p text:style-name="P3">Para importar o modulo todo: </text:p>
      <text:p text:style-name="P3">&gt;&gt;&gt; import calculadora </text:p>
      <text:p text:style-name="P3"/>
      <text:p text:style-name="P3">Para importar apenas uma função: </text:p>
      <text:p text:style-name="P3">&gt;&gt;&gt; from calculadora import somar</text:p>
      <text:p text:style-name="P3"/>
      <text:p text:style-name="P3">Para importar todas as funções: </text:p>
      <text:p text:style-name="P3">&gt;&gt;&gt; from calculadora import *</text:p>
      <text:p text:style-name="P3"/>
      <text:p text:style-name="P3">OBS: o terminal deve estar aberto na mesma pasta dos scripts, ou ambos scripts na mesma pasta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7:45:39.740703992</meta:creation-date>
    <dc:date>2016-06-29T17:55:52.346380621</dc:date>
    <meta:editing-duration>PT2M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43" meta:character-count="867" meta:non-whitespace-character-count="739"/>
  </office:meta>
</office:document-meta>
</file>